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2.3028in"/>
    </style:style>
    <style:style style:name="co3" style:family="table-column">
      <style:table-column-properties fo:break-before="auto" style:column-width="2.5083in"/>
    </style:style>
    <style:style style:name="co4" style:family="table-column">
      <style:table-column-properties fo:break-before="auto" style:column-width="2.3398in"/>
    </style:style>
    <style:style style:name="co5" style:family="table-column">
      <style:table-column-properties fo:break-before="auto" style:column-width="4.6346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3.3055in"/>
    </style:style>
    <style:style style:name="co8" style:family="table-column">
      <style:table-column-properties fo:break-before="auto" style:column-width="1.096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9in" fo:break-before="auto" style:use-optimal-row-height="true"/>
    </style:style>
    <style:style style:name="ro3" style:family="table-row">
      <style:table-row-properties style:row-height="0.3335in" fo:break-before="auto" style:use-optimal-row-height="true"/>
    </style:style>
    <style:style style:name="ro4" style:family="table-row">
      <style:table-row-properties style:row-height="1.8882in" fo:break-before="auto" style:use-optimal-row-height="true"/>
    </style:style>
    <style:style style:name="ro5" style:family="table-row">
      <style:table-row-properties style:row-height="1.5772in" fo:break-before="auto" style:use-optimal-row-height="true"/>
    </style:style>
    <style:style style:name="ro6" style:family="table-row">
      <style:table-row-properties style:row-height="0.3366in" fo:break-before="auto" style:use-optimal-row-height="true"/>
    </style:style>
    <style:style style:name="ro7" style:family="table-row">
      <style:table-row-properties style:row-height="0.3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5" style:family="table-cell" style:parent-style-name="Default">
      <style:table-cell-properties fo:border="0.74pt solid #000000"/>
      <style:text-properties fo:font-size="9pt" style:font-size-asian="9pt" style:font-size-complex="9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64-OlinuXino_Rev_H_2Ge16G-IND_BOM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1016" table:default-cell-style-name="ce3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esignator</text:p>
          </table:table-cell>
          <table:table-cell table:style-name="ce1"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R(Board_Mounted)</text:p>
          </table:table-cell>
          <table:table-cell office:value-type="string" calcext:value-type="string">
            <text:p>R_0402_5MIL_0R(Board_Mounted)</text:p>
          </table:table-cell>
          <table:table-cell office:value-type="string" calcext:value-type="string">
            <text:p>R34,R86,R87,R9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R(Board_Mounted)</text:p>
          </table:table-cell>
          <table:table-cell office:value-type="string" calcext:value-type="string">
            <text:p>R_0603_5MIL_0R(Board_Mounted)</text:p>
          </table:table-cell>
          <table:table-cell office:value-type="string" calcext:value-type="string">
            <text:p>R3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6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1R\1%/1206</text:p>
          </table:table-cell>
          <table:table-cell office:value-type="string" calcext:value-type="string">
            <text:p>R_1206_5MIL_DWS</text:p>
          </table:table-cell>
          <table:table-cell office:value-type="string" calcext:value-type="string">
            <text:p>R78</text:p>
          </table:table-cell>
          <table:table-cell table:number-columns-repeated="102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<text:span text:style-name="T1">R3,R4,R18,R19,R33,R63,R64,R65,</text:span></text:p>
            <text:p><text:span text:style-name="T1">R68,R72,R105,R109,R121,R122,</text:span></text:p>
            <text:p><text:span text:style-name="T1">R123,R124,R125,R126,</text:span>R129,R13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R\1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0R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120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43R\1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7,R9,R1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5</text:p>
          </table:table-cell>
          <table:table-cell table:number-columns-repeated="1020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58,R89,R91,R92,R107,R108,</text:p>
            <text:p>R110,R111,R112,R113,R114,R11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1k\1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8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k\1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,R5,R8,R11,R12,R26,R29</text:p>
          </table:table-cell>
          <table:table-cell table:number-columns-repeated="1020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<text:span text:style-name="T1">R47,R50,R70,R71,R74,R75,R77,</text:span></text:p>
            <text:p><text:span text:style-name="T1">R82,R88,</text:span>R9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92k\1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8,R5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.25k\1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80</text:p>
          </table:table-cell>
          <table:table-cell table:number-columns-repeated="102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<text:span text:style-name="T1">R20,R21,R23,R24,R31,R37,R40,</text:span></text:p>
            <text:p><text:span text:style-name="T1">R42,R52,R67,R76,R79,R83,</text:span>R85,</text:p>
            <text:p>R95,R99,R106,R11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1k\1%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11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k\1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k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59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<text:span text:style-name="T1">R30,R35,R103,</text:span>R11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0k\1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9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0805_(4X0402)_22R</text:p>
          </table:table-cell>
          <table:table-cell table:style-name="ce5" office:value-type="string" calcext:value-type="string">
            <text:p>RA0805_(4X0402)_xx_BIGGEROUTPADS</text:p>
          </table:table-cell>
          <table:table-cell office:value-type="string" calcext:value-type="string">
            <text:p>RM1,RM1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0805_(4X0402)_4.7k</text:p>
          </table:table-cell>
          <table:table-cell table:style-name="ce5" office:value-type="string" calcext:value-type="string">
            <text:p>RA0805_(4X0402)_xx_BIGGEROUTPADS</text:p>
          </table:table-cell>
          <table:table-cell office:value-type="string" calcext:value-type="string">
            <text:p>RM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100k</text:p>
          </table:table-cell>
          <table:table-cell office:value-type="string" calcext:value-type="string">
            <text:p>RA1206_(4X0603)_4B8_xx</text:p>
          </table:table-cell>
          <table:table-cell office:value-type="string" calcext:value-type="string">
            <text:p>RM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F\2kV/10%/X7R</text:p>
          </table:table-cell>
          <table:table-cell office:value-type="string" calcext:value-type="string">
            <text:p>C_1206_5MIL_DWS_ISO</text:p>
          </table:table-cell>
          <table:table-cell office:value-type="string" calcext:value-type="string">
            <text:p>C19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pF\50V/5%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83,C18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pF\50V/5%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93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7pF\50V/5%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<text:span text:style-name="T1">C185,</text:span>C187,C212,C213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3pF\50V/5%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48,C62,C84,C85</text:p>
          </table:table-cell>
          <table:table-cell table:number-columns-repeated="1020"/>
        </table:table-row>
        <table:table-row table:style-name="ro4">
          <table:table-cell office:value-type="float" office:value="80" calcext:value-type="float">
            <text:p>80</text:p>
          </table:table-cell>
          <table:table-cell office:value-type="string" calcext:value-type="string">
            <text:p>100nF/10V/X5R/20%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<text:span text:style-name="T1">C1,C2,C3,C4,C6,C7,C8,C9,C11,</text:span></text:p>
            <text:p><text:span text:style-name="T1">C12,C13,C14,C15,C17,C18,C19,</text:span></text:p>
            <text:p><text:span text:style-name="T1">C20,C22,C23,C24,C25,C28,C29,</text:span></text:p>
            <text:p><text:span text:style-name="T1">C30,C31,C32,C33,C34,C35,C37,</text:span></text:p>
            <text:p><text:span text:style-name="T1">C39,C44,C45,C46,C50,C51,C52,</text:span></text:p>
            <text:p><text:span text:style-name="T1">C58,C60,C65,C66,C67,C72,C73,</text:span></text:p>
            <text:p><text:span text:style-name="T1">C74,C79,C80,C82,C83,C86,C87,</text:span></text:p>
            <text:p>C109,C110,C115,C117,C123,C127,</text:p>
            <text:p>C130,C132,C134,C155,C156,C158,</text:p>
            <text:p>C177,C186,C189,C191,C195,C197,</text:p>
            <text:p>C199,C200,C203,C206,C207,C208,</text:p>
            <text:p>C209,C210,C215,C216,C217</text:p>
          </table:table-cell>
          <table:table-cell table:number-columns-repeated="1020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1uF/10V/10%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27,C55,C120,C135,C137,C142,</text:p>
            <text:p>C160,C163,C181,C182,C190,C21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.2uF\6.3V/10%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36,C38,C43,C56,C61</text:p>
          </table:table-cell>
          <table:table-cell table:number-columns-repeated="1020"/>
        </table:table-row>
        <table:table-row table:style-name="ro5">
          <table:table-cell office:value-type="float" office:value="60" calcext:value-type="float">
            <text:p>60</text:p>
          </table:table-cell>
          <table:table-cell office:value-type="string" calcext:value-type="string">
            <text:p>10uF/6.3V/20%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<text:span text:style-name="T1">C5,C10,C16,C21,C26,C47,C49,</text:span></text:p>
            <text:p><text:span text:style-name="T1">C53,C54,C57,C59,C63,C116,C121,</text:span></text:p>
            <text:p><text:span text:style-name="T1">C122,C124,C125,C126,C128,C129,</text:span></text:p>
            <text:p><text:span text:style-name="T1">C131,C133,C136,C138,C139,C140,</text:span></text:p>
            <text:p><text:span text:style-name="T1">C141,C143,C144,C145,C146,C147,</text:span></text:p>
            <text:p><text:span text:style-name="T1">C148,C149,C150,C151,C152,C153,</text:span></text:p>
            <text:p><text:span text:style-name="T1">C154,C157,C159,C161,C162,</text:span>C164,</text:p>
            <text:p>C165,C166,C167,C168,C169,C170,</text:p>
            <text:p>C171,C172,C173,C175,C176,C178,</text:p>
            <text:p>C179,C188,C192,C194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2uF\6.3V/20%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42,C204,C205,C214,C218,C219</text:p>
          </table:table-cell>
          <table:table-cell table:number-columns-repeated="1020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47uF\6.3V/20%</text:p>
          </table:table-cell>
          <table:table-cell office:value-type="string" calcext:value-type="string">
            <text:p>C_0805_5MIL_DWS</text:p>
          </table:table-cell>
          <table:table-cell office:value-type="string" calcext:value-type="string">
            <text:p>C64,C68,C71,C75,C78,C118,C119,</text:p>
            <text:p>C180,C201,C20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2uH\3A/YS75/7x8</text:p>
          </table:table-cell>
          <table:table-cell office:value-type="string" calcext:value-type="string">
            <text:p>YS75_7X8MM</text:p>
          </table:table-cell>
          <table:table-cell office:value-type="string" calcext:value-type="string">
            <text:p>L16</text:p>
          </table:table-cell>
          <table:table-cell table:number-columns-repeated="1020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SWPA3015S1R5NT</text:p>
            <text:p>(1.5uH\2.30A/DCR&lt;0.1R/CD32)</text:p>
          </table:table-cell>
          <table:table-cell office:value-type="string" calcext:value-type="string">
            <text:p>CD32</text:p>
          </table:table-cell>
          <table:table-cell office:value-type="string" calcext:value-type="string">
            <text:p><text:span text:style-name="T1">L14,</text:span>L19,L20</text:p>
          </table:table-cell>
          <table:table-cell table:number-columns-repeated="1020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SWPA4018S1R5NT</text:p>
            <text:p>(1.5uH\3.35A/DCR&lt;0.1R/CD43)</text:p>
          </table:table-cell>
          <table:table-cell office:value-type="string" calcext:value-type="string">
            <text:p>CD42(43)</text:p>
          </table:table-cell>
          <table:table-cell office:value-type="string" calcext:value-type="string">
            <text:p><text:span text:style-name="T1">L15,L17,</text:span>L18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PZ2012E-601-2R0TF/600R/2A</text:p>
          </table:table-cell>
          <table:table-cell office:value-type="string" calcext:value-type="string">
            <text:p>L_0805_5MIL_DWS</text:p>
          </table:table-cell>
          <table:table-cell office:value-type="string" calcext:value-type="string">
            <text:p>L1,L2,L3,L4,L5,L6,L8,L21,L23,L2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4007\SMA</text:p>
          </table:table-cell>
          <table:table-cell office:value-type="string" calcext:value-type="string">
            <text:p>SMA-KA</text:p>
          </table:table-cell>
          <table:table-cell office:value-type="string" calcext:value-type="string">
            <text:p>D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N5819(S4SOD-123)</text:p>
          </table:table-cell>
          <table:table-cell office:value-type="string" calcext:value-type="string">
            <text:p>SOD-123_1C-2A_KA</text:p>
          </table:table-cell>
          <table:table-cell office:value-type="string" calcext:value-type="string">
            <text:p>D3,D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5822\SS34/SMA</text:p>
          </table:table-cell>
          <table:table-cell office:value-type="string" calcext:value-type="string">
            <text:p>SMA-KA</text:p>
          </table:table-cell>
          <table:table-cell office:value-type="string" calcext:value-type="string">
            <text:p>D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BJ6.0A</text:p>
          </table:table-cell>
          <table:table-cell office:value-type="string" calcext:value-type="string">
            <text:p>DO214AA_1(K)-2(A)</text:p>
          </table:table-cell>
          <table:table-cell office:value-type="string" calcext:value-type="string">
            <text:p>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\YELLOW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CHGLED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D/Red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PWRLED1,GPIO_LE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PM1481-6\TR(DFN2X2-6L)</text:p>
          </table:table-cell>
          <table:table-cell office:value-type="string" calcext:value-type="string">
            <text:p>DFN2x2-6L</text:p>
          </table:table-cell>
          <table:table-cell office:value-type="string" calcext:value-type="string">
            <text:p>T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RLML6402(SOT-23)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FET2,FET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SS138(SOT23-3)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FET1,FET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32.768kHz/12.5pF/SMD1206</text:p>
          </table:table-cell>
          <table:table-cell office:value-type="string" calcext:value-type="string">
            <text:p>CM7V-T1A(Crystal_Package-1206)</text:p>
          </table:table-cell>
          <table:table-cell office:value-type="string" calcext:value-type="string">
            <text:p>Q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M8-24.000MHZ-D2Y-T</text:p>
          </table:table-cell>
          <table:table-cell office:value-type="string" calcext:value-type="string">
            <text:p>TSX-3.2x2.5mm_GND(3)</text:p>
          </table:table-cell>
          <table:table-cell office:value-type="string" calcext:value-type="string">
            <text:p>Q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M8-25.000MHZ-D2Y-T</text:p>
          </table:table-cell>
          <table:table-cell office:value-type="string" calcext:value-type="string">
            <text:p>TSX-3.2x2.5mm_GND(3)</text:p>
          </table:table-cell>
          <table:table-cell office:value-type="string" calcext:value-type="string">
            <text:p>Q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lWinner-A64(FBGA396)</text:p>
          </table:table-cell>
          <table:table-cell office:value-type="string" calcext:value-type="string">
            <text:p>FBGA396</text:p>
          </table:table-cell>
          <table:table-cell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4B8G1646D-MYK0 (8Gb)IND</text:p>
          </table:table-cell>
          <table:table-cell office:value-type="string" calcext:value-type="string">
            <text:p>FBGA96(HYNIX_SAMSUNG_DDR3)</text:p>
          </table:table-cell>
          <table:table-cell office:value-type="string" calcext:value-type="string">
            <text:p>U2,U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LMAG2GEUF-B04P(IND)</text:p>
          </table:table-cell>
          <table:table-cell office:value-type="string" calcext:value-type="string">
            <text:p>FBGA153_Pitch-0.5mm_Ball-0.25mm</text:p>
          </table:table-cell>
          <table:table-cell office:value-type="string" calcext:value-type="string">
            <text:p>U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SP61CN4502MR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U1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24C16C-SSHM-T</text:p>
          </table:table-cell>
          <table:table-cell office:value-type="string" calcext:value-type="string">
            <text:p>SOIC-8_150mil</text:p>
          </table:table-cell>
          <table:table-cell office:value-type="string" calcext:value-type="string">
            <text:p>U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SZ9031RNXIC-TR</text:p>
          </table:table-cell>
          <table:table-cell office:value-type="string" calcext:value-type="string">
            <text:p>QFN48_1DRILL(PADPITCH-0.5MM)</text:p>
          </table:table-cell>
          <table:table-cell office:value-type="string" calcext:value-type="string">
            <text:p>U1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XP803(QFN68_8x8mm)</text:p>
          </table:table-cell>
          <table:table-cell office:value-type="string" calcext:value-type="string">
            <text:p>QFN68</text:p>
          </table:table-cell>
          <table:table-cell office:value-type="string" calcext:value-type="string">
            <text:p>U1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T3608(SOT23-6)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U1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S1117-1.2 (INDUSTRIAL)</text:p>
          </table:table-cell>
          <table:table-cell office:value-type="string" calcext:value-type="string">
            <text:p>SOT223</text:p>
          </table:table-cell>
          <table:table-cell office:value-type="string" calcext:value-type="string">
            <text:p>VR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Y6280AAC(SOT23-5)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U6,U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SDS314DBVR(SOT-23-5)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TVS1,TVS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DMI-SWM-19</text:p>
          </table:table-cell>
          <table:table-cell office:value-type="string" calcext:value-type="string">
            <text:p>HDMI-SWM-19_Paste</text:p>
          </table:table-cell>
          <table:table-cell office:value-type="string" calcext:value-type="string">
            <text:p>HDMI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M211Q01FM22</text:p>
          </table:table-cell>
          <table:table-cell office:value-type="string" calcext:value-type="string">
            <text:p>LAN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B-SWMM-5B-LF</text:p>
          </table:table-cell>
          <table:table-cell table:style-name="ce5" office:value-type="string" calcext:value-type="string">
            <text:p>USB-MICRO_MISB-SWMM-5B_LF_Past</text:p>
          </table:table-cell>
          <table:table-cell office:value-type="string" calcext:value-type="string">
            <text:p>USB-OTG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B-SUWH-4A-LF</text:p>
          </table:table-cell>
          <table:table-cell office:value-type="string" calcext:value-type="string">
            <text:p>USB_A_VERTICAL_PTH</text:p>
          </table:table-cell>
          <table:table-cell office:value-type="string" calcext:value-type="string">
            <text:p>USB1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CJ325P00XG0B02G</text:p>
          </table:table-cell>
          <table:table-cell office:value-type="string" calcext:value-type="string">
            <text:p>HEADPHONES/LINEOUT1,</text:p>
            <text:p>MIC/LINEIN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WRJ-2mm(YDJ-1134)</text:p>
          </table:table-cell>
          <table:table-cell office:value-type="string" calcext:value-type="string">
            <text:p>PWR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CRO_SD(TFC-WPAPR-08)</text:p>
          </table:table-cell>
          <table:table-cell office:value-type="string" calcext:value-type="string">
            <text:p>TFC-WPAPR-08</text:p>
          </table:table-cell>
          <table:table-cell office:value-type="string" calcext:value-type="string">
            <text:p>MICRO_S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W02R</text:p>
          </table:table-cell>
          <table:table-cell office:value-type="string" calcext:value-type="string">
            <text:p>LIPO_BAT-CON2DW02R</text:p>
          </table:table-cell>
          <table:table-cell office:value-type="string" calcext:value-type="string">
            <text:p>LIPO_BA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PV-WZA21-40-LF</text:p>
          </table:table-cell>
          <table:table-cell office:value-type="string" calcext:value-type="string">
            <text:p>LCD_CON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PV-WZA21-20-LF</text:p>
          </table:table-cell>
          <table:table-cell office:value-type="string" calcext:value-type="string">
            <text:p>MIPI-DSI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N2x5</text:p>
          </table:table-cell>
          <table:table-cell office:value-type="string" calcext:value-type="string">
            <text:p>UEX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N1x3</text:p>
          </table:table-cell>
          <table:table-cell office:value-type="string" calcext:value-type="string">
            <text:p>DBG_UART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T-1185AU2-160G-G-TR</text:p>
          </table:table-cell>
          <table:table-cell office:value-type="string" calcext:value-type="string">
            <text:p>IT1185AU2_V2</text:p>
          </table:table-cell>
          <table:table-cell office:value-type="string" calcext:value-type="string">
            <text:p>UBOOT1,RESET1,PWRON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N1x2(Opened)</text:p>
          </table:table-cell>
          <table:table-cell office:value-type="string" calcext:value-type="string">
            <text:p>HN1x2_Jumper</text:p>
          </table:table-cell>
          <table:table-cell office:value-type="string" calcext:value-type="string">
            <text:p>PHYRST1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Opened(2-3);Soldered(1-2)</text:p>
          </table:table-cell>
          <table:table-cell office:value-type="string" calcext:value-type="string">
            <text:p>SJ_2_SMALL</text:p>
          </table:table-cell>
          <table:table-cell office:value-type="string" calcext:value-type="string">
            <text:p>LINEINL/MICIN2,</text:p>
            <text:p>LINEINR/MICIN1,PWR_PC1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Soldered(1-2);Opened(2-3)</text:p>
          </table:table-cell>
          <table:table-cell office:value-type="string" calcext:value-type="string">
            <text:p>SJ_2_SMALL</text:p>
          </table:table-cell>
          <table:table-cell office:value-type="string" calcext:value-type="string">
            <text:p>HPHONEOUTL/LINEOUTL1,</text:p>
            <text:p>HPHONEOUTR/LINEOUTR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ed(2-3);Closed(1-2)</text:p>
          </table:table-cell>
          <table:table-cell office:value-type="string" calcext:value-type="string">
            <text:p>SJ_2_SMALL_12_TIED</text:p>
          </table:table-cell>
          <table:table-cell office:value-type="string" calcext:value-type="string">
            <text:p>3.3V/VCC-PE:2.8V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SJ_1_SMALLER</text:p>
          </table:table-cell>
          <table:table-cell office:value-type="string" calcext:value-type="string">
            <text:p>5V_E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HSIC_E1,WP_Enable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RTL8723BS(ComboModule))</text:p>
          </table:table-cell>
          <table:table-cell office:value-type="string" calcext:value-type="string">
            <text:p>RL-SM02BD(RTL8723BS)</text:p>
          </table:table-cell>
          <table:table-cell office:value-type="string" calcext:value-type="string">
            <text:p>U1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0.8pF\C0402)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0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NA(3.3nH_LQP15MN3N3B02D)</text:p>
          </table:table-cell>
          <table:table-cell office:value-type="string" calcext:value-type="string">
            <text:p>L_0402_5MIL_DWS</text:p>
          </table:table-cell>
          <table:table-cell office:value-type="string" calcext:value-type="string">
            <text:p>L10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22R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5,R73,R5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94</text:p>
          </table:table-cell>
          <table:table-cell table:number-columns-repeated="1020"/>
        </table:table-row>
        <table:table-row table:style-name="ro7">
          <table:table-cell office:value-type="float" office:value="11" calcext:value-type="float">
            <text:p>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31,R132,R127,R128,R96,R97,</text:p>
            <text:p>R98,R84,R6,R118,R5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B4B-PH-K-S)</text:p>
          </table:table-cell>
          <table:table-cell office:value-type="string" calcext:value-type="string">
            <text:p>B4B-PH-K-S</text:p>
          </table:table-cell>
          <table:table-cell office:value-type="string" calcext:value-type="string">
            <text:p>HSIC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A(10k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62,R61,R104,R48,R53,R56,R5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W25Q128FVSIG)</text:p>
          </table:table-cell>
          <table:table-cell office:value-type="string" calcext:value-type="string">
            <text:p>SO-8_208mil</text:p>
          </table:table-cell>
          <table:table-cell office:value-type="string" calcext:value-type="string">
            <text:p>U1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NA(RA1206_(4x0603)_4B8_100k)</text:p>
          </table:table-cell>
          <table:table-cell office:value-type="string" calcext:value-type="string">
            <text:p>RA1206_(4X0603)_4B8_xx</text:p>
          </table:table-cell>
          <table:table-cell office:value-type="string" calcext:value-type="string">
            <text:p>RM9,RM1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10uF\6.3V/20%)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91,C89,C17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(47uF\6.3V/20%)</text:p>
          </table:table-cell>
          <table:table-cell office:value-type="string" calcext:value-type="string">
            <text:p>C_0805_5MIL_DWS</text:p>
          </table:table-cell>
          <table:table-cell office:value-type="string" calcext:value-type="string">
            <text:p>C69,C70,C76,C77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100nF\10V/10%)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90,C92,C8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0pF\50V/5%)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0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.5pF\C0402)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0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nF\50V/10%)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9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5025)</text:p>
          </table:table-cell>
          <table:table-cell office:value-type="string" calcext:value-type="string">
            <text:p>FUSE-5025</text:p>
          </table:table-cell>
          <table:table-cell office:value-type="string" calcext:value-type="string">
            <text:p>FUSE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2.2k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01,R10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M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2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(510R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9,R43,R44,R45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0R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60,R16,R1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243R\1%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3,R1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24pF\50V/5%)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98,C8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k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8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RCLAMP0524P(SLP2510P8))</text:p>
          </table:table-cell>
          <table:table-cell office:value-type="string" calcext:value-type="string">
            <text:p>SLP2510P8_TEST</text:p>
          </table:table-cell>
          <table:table-cell office:value-type="string" calcext:value-type="string">
            <text:p>U7,U8,U1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HN2x20)</text:p>
          </table:table-cell>
          <table:table-cell office:value-type="string" calcext:value-type="string">
            <text:p>HN2x20</text:p>
          </table:table-cell>
          <table:table-cell office:value-type="string" calcext:value-type="string">
            <text:p>GPIO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2.7nH\L0402)</text:p>
          </table:table-cell>
          <table:table-cell office:value-type="string" calcext:value-type="string">
            <text:p>L_0402_5MIL_DWS</text:p>
          </table:table-cell>
          <table:table-cell office:value-type="string" calcext:value-type="string">
            <text:p>L7,L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U.FL-R-SMT-1)</text:p>
          </table:table-cell>
          <table:table-cell office:value-type="string" calcext:value-type="string">
            <text:p>U.FL-R-SMT-1</text:p>
          </table:table-cell>
          <table:table-cell office:value-type="string" calcext:value-type="string">
            <text:p>ANT2</text:p>
          </table:table-cell>
          <table:table-cell table:number-columns-repeated="1020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25in" fo:margin-bottom="0.25in" fo:margin-left="0.25in" fo:margin-right="0.25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style style:name="MT1" style:family="text">
      <style:text-properties fo:font-size="16pt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25-06-19">00/00/0000</text:date></text:span></text:p>
        </style:region-right>
      </style:header>
      <style:header-left style:display="false"/>
      <style:header-first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25-06-19">00/00/0000</text:date></text:span></text:p>
        </style:region-right>
      </style:header-first>
      <style:footer>
        <text:p><text:span text:style-name="MT2">Page </text:span><text:span text:style-name="MT2"><text:page-number>1</text:page-number></text:span><text:span text:style-name="MT2"><text:s/>of </text:span><text:span text:style-name="MT2"><text:page-count>99</text:page-count></text:span></text:p>
      </style:footer>
      <style:footer-left style:display="false"/>
      <style:footer-first>
        <text:p><text:span text:style-name="MT2">Page </text:span><text:span text:style-name="MT2"><text:page-number>1</text:page-number></text:span><text:span text:style-name="MT2"><text:s/>of </text:span><text:span text:style-name="MT2"><text:page-count>99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6-19T14:04:32.296842011</dc:date>
    <meta:editing-duration>PT1H2M8S</meta:editing-duration>
    <meta:editing-cycles>38</meta:editing-cycles>
    <meta:document-statistic meta:table-count="1" meta:cell-count="456" meta:object-count="0"/>
  </office:meta>
</office:document-meta>
</file>